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isteredEntity.AdministeredEntity( String creatorsName , Date creation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isteredEntity.getModify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isteredEntity.getCreator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isteredEntity.getModifier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isteredEntity.AdministeredEntity( String creatorsName , Date createTimestamp , String modifiersName , Date modify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ministeredEntity.getCreat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